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2.512cm" fo:min-width="24.97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9.143cm" fo:wrap-option="no-wrap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1.401cm" fo:wrap-option="no-wrap"/>
    </style:style>
    <style:style style:name="gr5" style:family="graphic" style:parent-style-name="standard">
      <style:graphic-properties draw:stroke="none" draw:fill="none" fo:min-height="9.064cm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9.411cm" fo:min-width="25.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fill="none" fo:min-height="17.534cm"/>
    </style:style>
    <style:style style:name="gr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.176cm" fo:min-width="26.567cm" draw:shadow-opacity="3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5cm" fo:min-width="15.699cm"/>
    </style:style>
    <style:style style:name="gr1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941cm" fo:min-width="25.1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0.801cm" fo:wrap-option="no-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3.94cm" fo:min-width="25.14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6.39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min-height="1.192cm" fo:min-width="10.02cm" fo:wrap-option="no-wrap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6.478cm" fo:wrap-option="no-wrap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 fo:min-height="1.205cm" fo:min-width="9.217cm" fo:wrap-option="no-wrap"/>
    </style:style>
    <style:style style:name="gr18" style:family="graphic" style:parent-style-name="standard">
      <style:graphic-properties draw:stroke="none" draw:fill="none" fo:min-height="11.952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1.939cm" fo:min-width="24.98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fill="solid" draw:fill-color="#e6e6ff" draw:textarea-horizontal-align="justify" draw:textarea-vertical-align="middle" draw:auto-grow-height="false" fo:min-height="0.553cm" fo:min-width="14.653cm" fo:wrap-option="no-wrap"/>
    </style:style>
    <style:style style:name="gr21" style:family="graphic" style:parent-style-name="standard">
      <style:graphic-properties draw:stroke="none" draw:fill="none" fo:min-height="11.827cm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.614cm" fo:min-width="25.188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449cm" fo:min-width="24.9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4" style:family="graphic" style:parent-style-name="standard">
      <style:graphic-properties draw:stroke="none" draw:fill="none" fo:min-height="12.53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cc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6e6ff"/>
      <style:paragraph-properties fo:text-align="center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9" style:family="paragraph">
      <loext:graphic-properties draw:fill="solid" draw:fill-color="#ffff00" draw:opacity="30%"/>
      <style:paragraph-properties fo:text-align="center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style:text-autospace="none"/>
      <style:text-properties fo:font-size="16pt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Monaco1" fo:font-size="16pt" style:font-name-asian="Monaco1" style:font-size-asian="16pt" style:font-name-complex="Monaco1" style:font-size-complex="16pt"/>
    </style:style>
    <style:style style:name="T9" style:family="text">
      <style:text-properties style:font-name="Monaco" fo:font-size="16pt" style:font-name-asian="Monaco1" style:font-size-asian="16pt" style:font-name-complex="Monaco1" style:font-size-complex="16pt"/>
    </style:style>
    <style:style style:name="T10" style:family="text">
      <style:text-properties style:use-window-font-color="true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line-through-type="none" style:font-name="Monaco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2" style:family="text">
      <style:text-properties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Monaco1" fo:font-size="16pt" fo:font-style="normal" fo:text-shadow="none" style:text-underline-style="none" fo:font-weight="normal" style:letter-kerning="true" style:font-name-asian="Monaco1" style:font-size-asian="16pt" style:font-style-asian="normal" style:font-weight-asian="normal" style:font-name-complex="Monaco1" style:font-size-complex="16pt" style:font-style-complex="normal" style:font-weight-complex="normal" style:text-emphasize="none" style:font-relief="none"/>
    </style:style>
    <style:style style:name="T15" style:family="text">
      <style:text-properties style:font-name="Monaco1" fo:font-size="9pt" style:font-name-asian="Monaco1" style:font-size-asian="9pt" style:font-name-complex="Monaco1" style:font-size-complex="9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00000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18" style:family="text">
      <style:text-properties fo:color="#0000c0" style:text-outline="false" style:text-line-through-style="none" style:text-line-through-type="none" style:font-name="Monaco1" fo:font-size="11pt" fo:font-style="italic" fo:text-shadow="none" style:text-underline-style="none" fo:font-weight="normal" style:letter-kerning="true" style:font-name-asian="Monaco1" style:font-size-asian="11pt" style:font-style-asian="italic" style:font-weight-asian="normal" style:font-name-complex="Monaco1" style:font-size-complex="11pt" style:font-style-complex="italic" style:font-weight-complex="normal" style:text-emphasize="none" style:font-relief="none"/>
    </style:style>
    <style:style style:name="T19" style:family="text">
      <style:text-properties fo:color="#ff3333" style:text-outline="false" style:text-line-through-style="none" style:text-line-through-type="none" style:font-name="Monaco1" fo:font-size="16pt" fo:font-style="normal" fo:text-shadow="none" style:text-underline-style="none" fo:font-weight="bold" style:letter-kerning="true" style:font-name-asian="Monaco1" style:font-size-asian="16pt" style:font-style-asian="normal" style:font-weight-asian="bold" style:font-name-complex="Monaco1" style:font-size-complex="16pt" style:font-style-complex="normal" style:font-weight-complex="bold" style:text-emphasize="none" style:font-relief="none"/>
    </style:style>
    <style:style style:name="T20" style:family="text">
      <style:text-properties fo:color="#ff3333" style:font-name="Monaco1" fo:font-size="9pt" fo:font-weight="bold" style:font-name-asian="Monaco1" style:font-size-asian="9pt" style:font-weight-asian="bold" style:font-name-complex="Monaco1" style:font-size-complex="9pt" style:font-weight-complex="bold"/>
    </style:style>
    <style:style style:name="T21" style:family="text">
      <style:text-properties style:font-name="Monaco1" fo:font-size="12pt" style:font-name-asian="Monaco1" style:font-size-asian="12pt" style:font-name-complex="Monaco1" style:font-size-complex="12pt"/>
    </style:style>
    <style:style style:name="T22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3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24" style:family="text">
      <style:text-properties fo:color="#000000" style:font-name="Monaco1" fo:font-size="11pt" style:font-name-asian="Monaco1" style:font-size-asian="11pt" style:font-name-complex="Monaco1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5.882cm" svg:x="2.304cm" svg:y="1.777cm" presentation:class="title" presentation:user-transformed="true">
          <draw:text-box>
            <text:p><text:span text:style-name="T1">PHP Analysis with Rascal</text:span><text:span text:style-name="T1"><text:line-break/></text:span><text:span text:style-name="T2"><text:line-break/></text:span><text:span text:style-name="T3">Mark Hills</text:span><text:span text:style-name="T2"><text:line-break/></text:span><text:span text:style-name="T3">Paul Klint</text:span><text:span text:style-name="T3"><text:line-break/></text:span><text:span text:style-name="T3">Jurgen Vinju</text:span><text:span text:style-name="T3"><text:line-break/></text:span><text:span text:style-name="T3"><text:line-break/></text:span><text:span text:style-name="T3"><text:line-break/></text:span><text:span text:style-name="T4">Joint work with:</text:span><text:span text:style-name="T4"><text:line-break/></text:span><text:span text:style-name="T5">Chris Mulder, Mike Parks, Ioana Rucareanu, Apil Tamang, Ruud van der Weijde, and many others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HP is very popular, now used for significant software systems</text:p>
                <text:list>
                  <text:list-item>
                    <text:p>Currently #9 on the TIOBE community index</text:p>
                  </text:list-item>
                  <text:list-item>
                    <text:p>Used by 82% of all websites whose server-side language can be determined</text:p>
                  </text:list-item>
                  <text:list-item>
                    <text:p>Used in big projects, by big companies: Wikipedia (MediaWiki), Facebook, Moodle<text:line-break/></text:p>
                  </text:list-item>
                </text:list>
              </text:list-item>
              <text:list-item>
                <text:p>But current developer tools are very brittle, analysis is challen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P AiR: PHP Analysis in Rasc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eneral framework for PHP analytics and program analysis</text:p>
                <text:list>
                  <text:list-item>
                    <text:p>Parsing, analyzing, transforming ASTs</text:p>
                  </text:list-item>
                  <text:list-item>
                    <text:p>Information extraction</text:p>
                  </text:list-item>
                  <text:list-item>
                    <text:p>Analytics across different systems and across multiple versions of the same system</text:p>
                  </text:list-item>
                  <text:list-item>
                    <text:p>Static analysis of PHP, including some support for common PHP libraries</text:p>
                  </text:list-item>
                  <text:list-item>
                    <text:p>Dynamic analysis via trace analysis of generated function tr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tting Up and Runn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Requires Rascal plugin or Rascal shell</text:p>
              </text:list-item>
              <text:list-item>
                <text:p>Code is run from the PHP AiR project directly, available here: <text:a xlink:href="https://github.com/cwi-swat/php-analysis/" xlink:type="simple">https://github.com/cwi-swat/php-analysis/</text:a></text:p>
              </text:list-item>
              <text:list-item>
                <text:p>In tutorial, this is all in <text:span text:style-name="T6">lib</text:span></text:p>
              </text:list-item>
              <text:list-item>
                <text:p>Eclipse or PHP required for parsing, can manipulate existing ASTs without PHP</text:p>
              </text:list-item>
              <text:list-item>
                <text:p>Configuration settings detailed on web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Steps: Building an AST</text:p>
          </draw:text-box>
        </draw:frame>
        <draw:custom-shape draw:style-name="gr2" draw:text-style-name="P3" draw:layer="layout" svg:width="25.724cm" svg:height="13.024cm" svg:x="1.29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642cm" svg:height="0.803cm" svg:x="18.037cm" svg:y="8.133cm">
          <text:p text:style-name="P4"><text:span text:style-name="T7">Load the base librarie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716.39531266203 73397.01492537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7">Select a PHP script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rascal&gt;</text:span><text:span text:style-name="T9">loc wpload = </text:span></text:p>
            <text:p><text:span text:style-name="T10">|project</text:span><text:span text:style-name="T11">://</text:span><text:span text:style-name="T10">rascal-course-pldi-2015/data/systems/WordPress/</text:span></text:p>
            <text:p><text:span text:style-name="T10"><text:tab/></text:span><text:span text:style-name="T10">wordpress-4.2.2/wp-load.php|</text:span><text:span text:style-name="T9">;</text:span></text:p>
            <text:p text:style-name="P6"><text:span text:style-name="T8">Loc: ...</text:span></text:p>
            <text:p><text:span text:style-name="T8"/></text:p>
            <text:p><text:span text:style-name="T8">rascal&gt;import </text:span><text:span text:style-name="T12">lang::php::ast::AbstractSyntax</text:span><text:span text:style-name="T8">;</text:span></text:p>
            <text:p text:style-name="P6"><text:span text:style-name="T8">ok</text:span></text:p>
            <text:p><text:span text:style-name="T8">rascal&gt;import </text:span><text:span text:style-name="T12">lang::php::ast::System</text:span><text:span text:style-name="T8">;</text:span></text:p>
            <text:p text:style-name="P6"><text:span text:style-name="T8">ok</text:span></text:p>
            <text:p><text:span text:style-name="T8">rascal&gt;import </text:span><text:span text:style-name="T12">lang::php::util::Utils;</text:span></text:p>
            <text:p text:style-name="P6"><text:span text:style-name="T8">ok</text:span></text:p>
            <text:p><text:span text:style-name="T13"/></text:p>
            <text:p><text:span text:style-name="T8">rascal&gt;Script s = </text:span><text:span text:style-name="T14">loadPHPFile(wpload, false, false);</text:span></text:p>
          </draw:text-box>
        </draw:frame>
        <draw:custom-shape draw:style-name="gr3" draw:text-style-name="P5" draw:layer="layout" svg:width="9.642cm" svg:height="0.803cm" svg:x="1.482cm" svg:y="16.652cm">
          <text:p text:style-name="P4"><text:span text:style-name="T7">Create an AST for the scrip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685.8031732863 -57062.6865671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343cm" svg:y="11.261cm">
          <text:p text:style-name="P4"><text:span text:style-name="T7">Add source location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.986726122576 68776.11940298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9.642cm" svg:height="0.803cm" svg:x="16.229cm" svg:y="16.635cm">
          <text:p text:style-name="P4"><text:span text:style-name="T7">Add node ids?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06.65767914549 -52119.4029850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custom-shape draw:style-name="gr6" draw:text-style-name="P3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</text:p>
          </draw:text-box>
        </draw:frame>
        <draw:frame draw:style-name="gr7" draw:text-style-name="P8" draw:layer="layout" svg:width="26.47cm" svg:height="17.784cm" svg:x="1.562cm" svg:y="4.911cm">
          <draw:text-box>
            <text:p text:style-name="P6"><text:span text:style-name="T15">Script: script([</text:span></text:p>
            <text:p text:style-name="P6"><text:span text:style-name="T15"><text:s text:c="4"/></text:span><text:span text:style-name="T15">exprstmt(call(</text:span></text:p>
            <text:p text:style-name="P6"><text:span text:style-name="T15"><text:s text:c="8"/></text:span><text:span text:style-name="T15">name(name("define")),</text:span></text:p>
            <text:p text:style-name="P6"><text:span text:style-name="T15"><text:s text:c="8"/></text:span><text:span text:style-name="T15">[</text:span></text:p>
            <text:p text:style-name="P6"><text:span text:style-name="T15"><text:s text:c="10"/></text:span><text:span text:style-name="T15">actualParameter(</text:span></text:p>
            <text:p text:style-name="P6"><text:span text:style-name="T15"><text:s text:c="12"/></text:span><text:span text:style-name="T15">scalar(string("ABSPATH")),</text:span></text:p>
            <text:p text:style-name="P6"><text:span text:style-name="T15"><text:s text:c="12"/></text:span><text:span text:style-name="T15">false),</text:span></text:p>
            <text:p text:style-name="P6"><text:span text:style-name="T15"><text:s text:c="10"/></text:span><text:span text:style-name="T15">actualParameter(</text:span></text:p>
            <text:p text:style-name="P6"><text:span text:style-name="T15"><text:s text:c="12"/></text:span><text:span text:style-name="T15">binaryOperation(</text:span></text:p>
            <text:p text:style-name="P6"><text:span text:style-name="T15"><text:s text:c="14"/></text:span><text:span text:style-name="T15">call(</text:span></text:p>
            <text:p text:style-name="P6"><text:span text:style-name="T15"><text:s text:c="16"/></text:span><text:span text:style-name="T15">name(name("dirname")),</text:span></text:p>
            <text:p text:style-name="P6"><text:span text:style-name="T15"><text:s text:c="16"/></text:span><text:span text:style-name="T15">[actualParameter(</text:span></text:p>
            <text:p text:style-name="P6"><text:span text:style-name="T15"><text:s text:c="20"/></text:span><text:span text:style-name="T15">scalar(fileConstant()[</text:span></text:p>
            <text:p text:style-name="P6"><text:span text:style-name="T15"><text:s text:c="24"/></text:span><text:span text:style-name="T15">@actualValue="/Projects/rascal-course-pldi-2015/data/systems/WordPress/wordpress-4.2.2/wp-load.php"</text:span></text:p>
            <text:p text:style-name="P6"><text:span text:style-name="T15"><text:s text:c="22"/></text:span><text:span text:style-name="T15">]),</text:span></text:p>
            <text:p text:style-name="P6"><text:span text:style-name="T15"><text:s text:c="20"/></text:span><text:span text:style-name="T15">false)]),</text:span></text:p>
            <text:p text:style-name="P6"><text:span text:style-name="T15"><text:s text:c="14"/></text:span><text:span text:style-name="T15">scalar(string("/")),</text:span></text:p>
            <text:p text:style-name="P6"><text:span text:style-name="T15"><text:s text:c="14"/></text:span><text:span text:style-name="T15">concat()),</text:span></text:p>
            <text:p text:style-name="P6"><text:span text:style-name="T15"><text:s text:c="12"/></text:span><text:span text:style-name="T15">false)</text:span></text:p>
            <text:p text:style-name="P6"><text:span text:style-name="T15"><text:s text:c="8"/></text:span><text:span text:style-name="T15">])),</text:span></text:p>
            <text:p text:style-name="P6"><text:span text:style-name="T15">...</text:span></text:p>
          </draw:text-box>
        </draw:frame>
        <draw:g xml:id="id5" draw:id="id5">
          <draw:custom-shape draw:style-name="gr8" draw:text-style-name="P9" xml:id="id1" draw:id="id1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0" xml:id="id2" draw:id="id2" draw:layer="layout" svg:width="16.199cm" svg:height="2.135cm" svg:x="4.874cm" svg:y="15.561cm">
            <draw:text-box>
              <text:p><text:span text:style-name="T16">Corresponds to:</text:span><text:span text:style-name="T16"><text:line-break/></text:span><text:span text:style-name="T16"><text:line-break/></text:span><text:span text:style-name="T17">define( </text:span><text:span text:style-name="T18">'ABSPATH'</text:span><text:span text:style-name="T17">, dirname(__FILE__) . </text:span><text:span text:style-name="T18">'/' </text:span><text:span text:style-name="T17">);</text:span></text:p>
            </draw:text-box>
          </draw:frame>
          <draw:connector draw:style-name="gr10" draw:text-style-name="P11" draw:layer="layout" draw:type="lines" draw:line-skew="0.489cm -3.953cm" svg:x1="0.325cm" svg:y1="5.592cm" svg:x2="4.874cm" svg:y2="16.628cm" draw:start-shape="id1" draw:end-shape="id2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Source Locations</text:p>
          </draw:text-box>
        </draw:frame>
        <draw:custom-shape draw:style-name="gr11" draw:text-style-name="P3" draw:layer="layout" svg:width="25.724cm" svg:height="2.243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><text:span text:style-name="T8">rascal&gt;Script s = </text:span><text:span text:style-name="T14">loadPHPFile(wpload, </text:span><text:span text:style-name="T19">true</text:span><text:span text:style-name="T14">, false);</text:span></text:p>
          </draw:text-box>
        </draw:frame>
        <draw:custom-shape draw:style-name="gr12" draw:text-style-name="P5" draw:layer="layout" svg:width="11.3cm" svg:height="0.803cm" svg:x="14.486cm" svg:y="12.139cm">
          <text:p text:style-name="P4"><text:span text:style-name="T7">Note: now we want source locations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29.14786302097 -157244.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custom-shape draw:style-name="gr6" draw:text-style-name="P3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The PHP AST, with Locations</text:p>
          </draw:text-box>
        </draw:frame>
        <draw:frame draw:style-name="gr7" draw:text-style-name="P8" draw:layer="layout" svg:width="26.47cm" svg:height="17.784cm" svg:x="1.562cm" svg:y="4.911cm">
          <draw:text-box>
            <text:p text:style-name="P6"><text:span text:style-name="T15">Script: script([</text:span></text:p>
            <text:p text:style-name="P6"><text:span text:style-name="T15"><text:s text:c="4"/></text:span><text:span text:style-name="T15">exprstmt(call(</text:span></text:p>
            <text:p text:style-name="P6"><text:span text:style-name="T15"><text:s text:c="8"/></text:span><text:span text:style-name="T15">name(name("define")[</text:span></text:p>
            <text:p text:style-name="P6"><text:span text:style-name="T15"><text:s text:c="12"/></text:span><text:span text:style-name="T20">@at=|project://rascal-course-pldi-2015/data/systems/WordPress/wordpress-4.2.2/wp-load.php|(617,6,&lt;22,0&gt;,&lt;22,0&gt;)</text:span></text:p>
            <text:p text:style-name="P6"><text:span text:style-name="T15"><text:s text:c="10"/></text:span><text:span text:style-name="T15">]),</text:span></text:p>
            <text:p text:style-name="P6"><text:span text:style-name="T15"><text:s text:c="8"/></text:span><text:span text:style-name="T15">[</text:span></text:p>
            <text:p text:style-name="P6"><text:span text:style-name="T15"><text:s text:c="10"/></text:span><text:span text:style-name="T15">actualParameter(</text:span></text:p>
            <text:p text:style-name="P6"><text:span text:style-name="T15"><text:s text:c="12"/></text:span><text:span text:style-name="T15">scalar(string("ABSPATH"))[</text:span></text:p>
            <text:p text:style-name="P6"><text:span text:style-name="T15"><text:s text:c="14"/></text:span><text:span text:style-name="T15">@at=|project://rascal-course-pldi-2015/data/systems/WordPress/wordpress-4.2.2/wp-load.php|(625,9,&lt;22,0&gt;,&lt;22,0&gt;)</text:span></text:p>
            <text:p text:style-name="P6"><text:span text:style-name="T15"><text:s text:c="12"/></text:span><text:span text:style-name="T15">],</text:span></text:p>
            <text:p text:style-name="P6"><text:span text:style-name="T15"><text:s text:c="12"/></text:span><text:span text:style-name="T15">false)[</text:span></text:p>
            <text:p text:style-name="P6"><text:span text:style-name="T15"><text:s text:c="12"/></text:span><text:span text:style-name="T15">@at=|project://rascal-course-pldi-2015/data/systems/WordPress/wordpress-4.2.2/wp-load.php|(625,9,&lt;22,0&gt;,&lt;22,0&gt;)</text:span></text:p>
            <text:p text:style-name="P6"><text:span text:style-name="T15"><text:s text:c="10"/></text:span><text:span text:style-name="T15">],</text:span></text:p>
            <text:p text:style-name="P6"><text:span text:style-name="T15"><text:s text:c="10"/></text:span><text:span text:style-name="T15">actualParameter(</text:span></text:p>
            <text:p text:style-name="P6"><text:span text:style-name="T15"><text:s text:c="12"/></text:span><text:span text:style-name="T15">binaryOperation(</text:span></text:p>
            <text:p text:style-name="P6"><text:span text:style-name="T15"><text:s text:c="14"/></text:span><text:span text:style-name="T15">call(</text:span></text:p>
            <text:p text:style-name="P6"><text:span text:style-name="T15"><text:s text:c="16"/></text:span><text:span text:style-name="T15">name(name("dirname")[</text:span></text:p>
            <text:p text:style-name="P6"><text:span text:style-name="T15"><text:s text:c="20"/></text:span><text:span text:style-name="T15">@at=|project://rascal-course-pldi-2015/data/systems/WordPress/wordpress-4.2.2/wp-load.php|(636,7,&lt;22,0&gt;,&lt;22,0&gt;)</text:span></text:p>
            <text:p text:style-name="P6"><text:span text:style-name="T15"><text:s text:c="18"/></text:span><text:span text:style-name="T15">]),</text:span></text:p>
            <text:p text:style-name="P6"><text:span text:style-name="T15"><text:s text:c="16"/></text:span><text:span text:style-name="T15">[actualParameter(</text:span></text:p>
            <text:p text:style-name="P6"><text:span text:style-name="T15"><text:s text:c="20"/></text:span><text:span text:style-name="T15">scalar(fileConstant()[</text:span></text:p>
            <text:p text:style-name="P6"><text:span text:style-name="T15"><text:s text:c="24"/></text:span><text:span text:style-name="T15">@actualValue="/data/systems/WordPress/wordpress-4.2.2/wp-load.php"</text:span></text:p>
            <text:p text:style-name="P6"><text:span text:style-name="T15"><text:s text:c="22"/></text:span><text:span text:style-name="T15">])[</text:span></text:p>
            <text:p text:style-name="P6"><text:span text:style-name="T15">...</text:span></text:p>
            <text:p text:style-name="P6"><text:span text:style-name="T15"><text:s text:c="3"/></text:span></text:p>
          </draw:text-box>
        </draw:frame>
        <draw:g xml:id="id6" draw:id="id6">
          <draw:custom-shape draw:style-name="gr8" draw:text-style-name="P9" xml:id="id3" draw:id="id3" draw:layer="layout" svg:width="27.111cm" svg:height="0.47cm" svg:x="0.325cm" svg:y="5.3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0" xml:id="id4" draw:id="id4" draw:layer="layout" svg:width="16.199cm" svg:height="2.135cm" svg:x="4.874cm" svg:y="15.561cm">
            <draw:text-box>
              <text:p><text:span text:style-name="T16">Corresponds to:</text:span><text:span text:style-name="T16"><text:line-break/></text:span><text:span text:style-name="T16"><text:line-break/></text:span><text:span text:style-name="T17">define( </text:span><text:span text:style-name="T18">'ABSPATH'</text:span><text:span text:style-name="T17">, dirname(__FILE__) . </text:span><text:span text:style-name="T18">'/' </text:span><text:span text:style-name="T17">);</text:span></text:p>
            </draw:text-box>
          </draw:frame>
          <draw:connector draw:style-name="gr10" draw:text-style-name="P11" draw:layer="layout" draw:type="lines" draw:line-skew="0.489cm -3.953cm" svg:x1="0.325cm" svg:y1="5.592cm" svg:x2="4.874cm" svg:y2="16.628cm" draw:start-shape="id3" draw:end-shape="id4" draw:end-glue-point="3" svg:d="M325 5592h-13l109 11036h4453" svg:viewBox="0 0 4563 110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ing the AST in Rascal as Text</text:p>
          </draw:text-box>
        </draw:frame>
        <draw:custom-shape draw:style-name="gr13" draw:text-style-name="P3" draw:layer="layout" svg:width="25.724cm" svg:height="4.282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525cm" svg:y="3.727cm">
          <text:p text:style-name="P4"><text:span text:style-name="T7">Note: Only available in Eclipse!</text:span></text:p>
          <draw:enhanced-geometry svg:viewBox="0 0 21600 21600" draw:glue-points="10800 0 0 10800 10800 21600 21600 10800 ?f40 ?f41" draw:text-areas="0 0 21600 21600" draw:type="rectangular-callout" draw:modifiers="-5588.30350390724 58701.49253731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><text:span text:style-name="T8">rascal&gt;import util::ValueUI;</text:span></text:p>
            <text:p text:style-name="P6"><text:span text:style-name="T8">ok</text:span></text:p>
            <text:p><text:span text:style-name="T8">rascal&gt;text(s);</text:span></text:p>
            <text:p text:style-name="P6"><text:span text:style-name="T8">ok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sing an Entire System</text:p>
          </draw:text-box>
        </draw:frame>
        <draw:custom-shape draw:style-name="gr14" draw:text-style-name="P3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10.519cm" svg:height="1.441cm" svg:x="1.927cm" svg:y="14.211cm">
          <text:p text:style-name="P4"><text:span text:style-name="T7">Note: This requires the same libraries </text:span></text:p>
          <text:p text:style-name="P4"><text:span text:style-name="T7">we saw earlier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165.247148289 -75674.89597780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16.977cm" svg:height="0.803cm" svg:x="10.448cm" svg:y="3.727cm">
          <text:p text:style-name="P4"><text:span text:style-name="T7">Select the root of the system (WordPress 4.2.2)</text:span></text:p>
          <draw:enhanced-geometry svg:viewBox="0 0 21600 21600" draw:glue-points="10800 0 0 10800 10800 21600 21600 10800 ?f40 ?f41" draw:text-areas="0 0 21600 21600" draw:type="rectangular-callout" draw:modifiers="2543.19707857227 58674.62686567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6.224cm" svg:height="9.314cm" svg:x="0.708cm" svg:y="5.364cm">
          <draw:text-box>
            <text:p text:style-name="P6"><text:span text:style-name="T8">rascal&gt;loc wp422 = </text:span></text:p>
            <text:p><text:span text:style-name="T12">|project://rascal-course-pldi-2015/data/systems/WordPress/wordpress-4.2.2</text:span><text:span text:style-name="T14">|;</text:span></text:p>
            <text:p text:style-name="P6"><text:span text:style-name="T8">Loc: </text:span><text:span text:style-name="T12">...</text:span></text:p>
            <text:p text:style-name="P6"><text:span text:style-name="T8"/></text:p>
            <text:p><text:span text:style-name="T8">rascal&gt;System wp = </text:span><text:span text:style-name="T14">loadPHPFiles(wp422);</text:span></text:p>
          </draw:text-box>
        </draw:frame>
        <draw:custom-shape draw:style-name="gr17" draw:text-style-name="P5" draw:layer="layout" svg:width="9.716cm" svg:height="1.455cm" svg:x="16.925cm" svg:y="12.115cm">
          <text:p text:style-name="P4"><text:span text:style-name="T7">Creates a map from file/script </text:span><text:span text:style-name="T7"><text:line-break/></text:span><text:span text:style-name="T7">locations to AST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379.6850879901 -40767.032967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the Serialized ASTs</text:p>
          </draw:text-box>
        </draw:frame>
        <draw:custom-shape draw:style-name="gr14" draw:text-style-name="P3" draw:layer="layout" svg:width="27.14cm" svg:height="12.441cm" svg:x="0.541cm" svg:y="5.1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26.224cm" svg:height="12.202cm" svg:x="0.708cm" svg:y="5.364cm">
          <draw:text-box>
            <text:p text:style-name="P6"><text:span text:style-name="T8">rascal&gt;System wp = loadWordPress();</text:span></text:p>
            <text:p text:style-name="P6"><text:span text:style-name="T8"/></text:p>
            <text:p text:style-name="P6"><text:span text:style-name="T8">System: (</text:span></text:p>
            <text:p text:style-name="P6"><text:span text:style-name="T8"><text:s text:c="2"/></text:span><text:span text:style-name="T8">|project://rascal-course-pldi-2015/data/systems/WordPress/wordpress-4.2.2/wp-admin/includes/ajax-actions.php|:script([</text:span></text:p>
            <text:p text:style-name="P6"><text:span text:style-name="T8"><text:s text:c="6"/></text:span><text:span text:style-name="T8">function(</text:span></text:p>
            <text:p text:style-name="P6"><text:span text:style-name="T8"><text:s text:c="8"/></text:span><text:span text:style-name="T8">"wp_ajax_nopriv_heartbeat",</text:span></text:p>
            <text:p text:style-name="P6"><text:span text:style-name="T8"><text:s text:c="8"/></text:span><text:span text:style-name="T8">false,</text:span></text:p>
            <text:p text:style-name="P6"><text:span text:style-name="T8"><text:s text:c="8"/></text:span><text:span text:style-name="T8">[],</text:span></text:p>
            <text:p text:style-name="P6"><text:span text:style-name="T8"><text:s text:c="8"/></text:span><text:span text:style-name="T8">[</text:span></text:p>
            <text:p text:style-name="P6"><text:span text:style-name="T8"><text:s text:c="10"/></text:span><text:span text:style-name="T8">exprstmt(assign(</text:span></text:p>
            <text:p text:style-name="P6"><text:span text:style-name="T8"><text:s text:c="14"/></text:span><text:span text:style-name="T8">var(name(name("response")))[</text:span></text:p>
            <text:p text:style-name="P6"><text:span text:style-name="T8"><text:s text:c="16"/></text:span><text:span text:style-name="T8">@at=|project://rascal-course-pldi-2015/data/systems/WordPress/wordpress-4.2.2/wp-admin/includes/ajax-actions.php|(320,9,&lt;22,0&gt;,&lt;22,0&gt;)</text:span></text:p>
            <text:p text:style-name="P6"><text:span text:style-name="T8"><text:s text:c="14"/></text:span><text:span text:style-name="T8">],</text:span></text:p>
            <text:p text:style-name="P6"><text:span text:style-name="T8"><text:s text:c="14"/></text:span><text:span text:style-name="T8">Array([])[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: Basic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How do we find all function calls?</text:p>
              </text:list-item>
              <text:list-item>
                <text:p>How can we limit this to just calls to mysql functions?</text:p>
              </text:list-item>
              <text:list-item>
                <text:p>How do we find method calls using $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9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5.152cm" svg:height="0.803cm" svg:x="12.03cm" svg:y="3.394cm">
          <text:p text:style-name="P4"><text:span text:style-name="T7">“</text:span><text:span text:style-name="T7">Deep Match”, find all calls anywhere in the system</text:span></text:p>
          <draw:enhanced-geometry svg:viewBox="0 0 21600 21600" draw:glue-points="10800 0 0 10800 10800 21600 21600 10800 ?f40 ?f41" draw:text-areas="0 0 21600 21600" draw:type="rectangular-callout" draw:modifiers="3855.87012472778 553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7" draw:layer="layout" svg:width="25.251cm" svg:height="12.077cm" svg:x="1.681cm" svg:y="5.364cm">
          <draw:text-box>
            <text:p text:style-name="P6"><text:span text:style-name="T8">rascal&gt;allCalls = { &lt; c@at, c &gt; | /c:call(_,_) := wp422 };</text:span></text:p>
            <text:p text:style-name="P6"><text:span text:style-name="T8"/></text:p>
            <text:p text:style-name="P6"><text:span text:style-name="T21">rel[loc callLoc,Expr callExpr]: {</text:span></text:p>
            <text:p text:style-name="P6"><text:span text:style-name="T21"><text:s text:c="2"/></text:span><text:span text:style-name="T21">&lt;|project://rascal-course-pldi-2015/data/systems/WordPress/wordpress-4.2.2/wp-admin/includes/theme-install.php|(4738,19,&lt;143,0&gt;,&lt;143,0&gt;),call(</text:span></text:p>
            <text:p text:style-name="P6"><text:span text:style-name="T21"><text:s text:c="4"/></text:span><text:span text:style-name="T21">name(name("__")[</text:span></text:p>
            <text:p text:style-name="P6"><text:span text:style-name="T21"><text:s text:c="8"/></text:span><text:span text:style-name="T21">@at=|project://rascal-course-pldi-2015/data/systems/WordPress/wordpress-4.2.2/wp-admin/includes/theme-install.php|(4738,2,&lt;143,0&gt;,&lt;143,0&gt;)</text:span></text:p>
            <text:p text:style-name="P6"><text:span text:style-name="T21"><text:s text:c="6"/></text:span><text:span text:style-name="T21">]),</text:span></text:p>
            <text:p text:style-name="P6"><text:span text:style-name="T21"><text:s text:c="4"/></text:span><text:span text:style-name="T21">[actualParameter(</text:span></text:p>
            <text:p text:style-name="P6"><text:span text:style-name="T21"><text:s text:c="8"/></text:span><text:span text:style-name="T21">scalar(string("Install Now"))[</text:span></text:p>
            <text:p text:style-name="P6"><text:span text:style-name="T21"><text:s text:c="10"/></text:span><text:span text:style-name="T21">@at=|project://rascal-course-pldi-2015/data/systems/WordPress/wordpress-4.2.2/wp-admin/includes/theme-install.php|(4742,13,&lt;143,0&gt;,&lt;143,0&gt;)</text:span></text:p>
            <text:p text:style-name="P6"><text:span text:style-name="T21"><text:s text:c="8"/></text:span><text:span text:style-name="T21">],</text:span></text:p>
            <text:p text:style-name="P6"><text:span text:style-name="T21"><text:s text:c="8"/></text:span><text:span text:style-name="T21">false)[</text:span></text:p>
            <text:p text:style-name="P6"><text:span text:style-name="T21"><text:s text:c="8"/></text:span><text:span text:style-name="T21">@at=|project://rascal-course-pldi-2015/data/systems/WordPress/wordpress-4.2.2/wp-admin/includes/theme-install.php|(4742,13,&lt;143,0&gt;,&lt;143,0&gt;)</text:span></text:p>
            <text:p text:style-name="P6"><text:span text:style-name="T21"><text:s text:c="6"/></text:span><text:span text:style-name="T21">]])[</text:span></text:p>
            <text:p text:style-name="P6"><text:span text:style-name="T21"><text:s text:c="4"/></text:span><text:span text:style-name="T21">@at=|project://rascal-course-pldi-2015/data/systems/WordPress/wordpress-4.2.2/wp-admin/includes/theme-install.php|(4738,19,&lt;143,0&gt;,&lt;143,0&gt;)</text:span></text:p>
            <text:p text:style-name="P6"><text:span text:style-name="T21"><text:s text:c="2"/></text:span><text:span text:style-name="T21">]&gt;,</text:span></text:p>
            <text:p text:style-name="P6"><text:span text:style-name="T21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19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0.666cm" svg:y="3.644cm">
          <text:p text:style-name="P4"><text:span text:style-name="T7">Return a relation from locations to calls</text:span></text:p>
          <draw:enhanced-geometry svg:viewBox="0 0 21600 21600" draw:glue-points="10800 0 0 10800 10800 21600 21600 10800 ?f40 ?f41" draw:text-areas="0 0 21600 21600" draw:type="rectangular-callout" draw:modifiers="17225.9137887572 50856.7164179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7" draw:layer="layout" svg:width="25.251cm" svg:height="12.077cm" svg:x="1.681cm" svg:y="5.364cm">
          <draw:text-box>
            <text:p text:style-name="P6"><text:span text:style-name="T8">rascal&gt;allCalls = { &lt; c@at, c &gt; | /c:call(_,_) := wp422 };</text:span></text:p>
            <text:p text:style-name="P6"><text:span text:style-name="T8"/></text:p>
            <text:p text:style-name="P6"><text:span text:style-name="T21">rel[loc callLoc,Expr callExpr]: {</text:span></text:p>
            <text:p text:style-name="P6"><text:span text:style-name="T21"><text:s text:c="2"/></text:span><text:span text:style-name="T21">&lt;|project://rascal-course-pldi-2015/data/systems/WordPress/wordpress-4.2.2/wp-admin/includes/theme-install.php|(4738,19,&lt;143,0&gt;,&lt;143,0&gt;),call(</text:span></text:p>
            <text:p text:style-name="P6"><text:span text:style-name="T21"><text:s text:c="4"/></text:span><text:span text:style-name="T21">name(name("__")[</text:span></text:p>
            <text:p text:style-name="P6"><text:span text:style-name="T21"><text:s text:c="8"/></text:span><text:span text:style-name="T21">@at=|project://rascal-course-pldi-2015/data/systems/WordPress/wordpress-4.2.2/wp-admin/includes/theme-install.php|(4738,2,&lt;143,0&gt;,&lt;143,0&gt;)</text:span></text:p>
            <text:p text:style-name="P6"><text:span text:style-name="T21"><text:s text:c="6"/></text:span><text:span text:style-name="T21">]),</text:span></text:p>
            <text:p text:style-name="P6"><text:span text:style-name="T21"><text:s text:c="4"/></text:span><text:span text:style-name="T21">[actualParameter(</text:span></text:p>
            <text:p text:style-name="P6"><text:span text:style-name="T21"><text:s text:c="8"/></text:span><text:span text:style-name="T21">scalar(string("Install Now"))[</text:span></text:p>
            <text:p text:style-name="P6"><text:span text:style-name="T21"><text:s text:c="10"/></text:span><text:span text:style-name="T21">@at=|project://rascal-course-pldi-2015/data/systems/WordPress/wordpress-4.2.2/wp-admin/includes/theme-install.php|(4742,13,&lt;143,0&gt;,&lt;143,0&gt;)</text:span></text:p>
            <text:p text:style-name="P6"><text:span text:style-name="T21"><text:s text:c="8"/></text:span><text:span text:style-name="T21">],</text:span></text:p>
            <text:p text:style-name="P6"><text:span text:style-name="T21"><text:s text:c="8"/></text:span><text:span text:style-name="T21">false)[</text:span></text:p>
            <text:p text:style-name="P6"><text:span text:style-name="T21"><text:s text:c="8"/></text:span><text:span text:style-name="T21">@at=|project://rascal-course-pldi-2015/data/systems/WordPress/wordpress-4.2.2/wp-admin/includes/theme-install.php|(4742,13,&lt;143,0&gt;,&lt;143,0&gt;)</text:span></text:p>
            <text:p text:style-name="P6"><text:span text:style-name="T21"><text:s text:c="6"/></text:span><text:span text:style-name="T21">]])[</text:span></text:p>
            <text:p text:style-name="P6"><text:span text:style-name="T21"><text:s text:c="4"/></text:span><text:span text:style-name="T21">@at=|project://rascal-course-pldi-2015/data/systems/WordPress/wordpress-4.2.2/wp-admin/includes/theme-install.php|(4738,19,&lt;143,0&gt;,&lt;143,0&gt;)</text:span></text:p>
            <text:p text:style-name="P6"><text:span text:style-name="T21"><text:s text:c="2"/></text:span><text:span text:style-name="T21">]&gt;,</text:span></text:p>
            <text:p text:style-name="P6"><text:span text:style-name="T21">...</text:span></text:p>
          </draw:text-box>
        </draw:frame>
        <draw:custom-shape draw:style-name="gr4" draw:text-style-name="P5" draw:layer="layout" svg:width="11.9cm" svg:height="0.803cm" svg:x="15.567cm" svg:y="10.453cm">
          <text:p text:style-name="P4"><text:span text:style-name="T7">Bind c to the call expression</text:span></text:p>
          <draw:enhanced-geometry svg:viewBox="0 0 21600 21600" draw:glue-points="10800 0 0 10800 10800 21600 21600 10800 ?f40 ?f41" draw:text-areas="0 0 21600 21600" draw:type="rectangular-callout" draw:modifiers="-2642.60146206201 -109692.5373134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Function Calls</text:p>
          </draw:text-box>
        </draw:frame>
        <draw:custom-shape draw:style-name="gr22" draw:text-style-name="P3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2.403cm" svg:y="8.93cm">
          <text:p text:style-name="P4"><text:span text:style-name="T7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22">__( 'Install Now' )</text:span></text:p>
            <text:p text:style-name="P6"><text:span text:style-name="T8"/></text:p>
            <text:p text:style-name="P6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3" draw:text-style-name="P3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442cm" svg:y="3.269cm">
          <text:p text:style-name="P4"><text:span text:style-name="T7">The name of the function being called</text:span></text:p>
          <draw:enhanced-geometry svg:viewBox="0 0 21600 21600" draw:glue-points="10800 0 0 10800 10800 21600 21600 10800 ?f40 ?f41" draw:text-areas="0 0 21600 21600" draw:type="rectangular-callout" draw:modifiers="7481.32089740358 62059.7014925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7" draw:layer="layout" svg:width="25.251cm" svg:height="12.78cm" svg:x="1.681cm" svg:y="5.364cm">
          <draw:text-box>
            <text:p><text:span text:style-name="T8">rascal&gt;allCalls = { &lt; c@at, c &gt; | </text:span><text:span text:style-name="T24">/</text:span><text:span text:style-name="T8">c</text:span><text:span text:style-name="T24">:</text:span><text:span text:style-name="T8">call</text:span><text:span text:style-name="T24">(</text:span><text:span text:style-name="T8">name</text:span><text:span text:style-name="T24">(</text:span><text:span text:style-name="T8">name</text:span><text:span text:style-name="T24">(</text:span><text:span text:style-name="T8">fn</text:span><text:span text:style-name="T24">)),</text:span><text:span text:style-name="T8">_</text:span><text:span text:style-name="T24">)</text:span><text:span text:style-name="T8"> </text:span><text:span text:style-name="T24">:=</text:span><text:span text:style-name="T8"> wp422</text:span><text:span text:style-name="T24">,</text:span><text:span text:style-name="T8"> </text:span></text:p>
            <text:p><text:span text:style-name="T22"><text:s text:c="34"/></text:span><text:span text:style-name="T24">/</text:span><text:span text:style-name="T8">mysql</text:span><text:span text:style-name="T24">/</text:span><text:span text:style-name="T8"> </text:span><text:span text:style-name="T24">:=</text:span><text:span text:style-name="T8"> fn };</text:span></text:p>
            <text:p text:style-name="P6"><text:span text:style-name="T8"/></text:p>
            <text:p text:style-name="P6"><text:span text:style-name="T21">rel[loc callLoc,Expr callExpr]: {</text:span></text:p>
            <text:p text:style-name="P6"><text:span text:style-name="T21"><text:s text:c="2"/></text:span><text:span text:style-name="T21">&lt;|project://rascal-course-pldi-2015/data/systems/WordPress/wordpress-4.2.2/wp-includes/wp-db.php|(44032,33,&lt;1742,0&gt;,&lt;1742,0&gt;),call(</text:span></text:p>
            <text:p text:style-name="P6"><text:span text:style-name="T21"><text:s text:c="4"/></text:span><text:span text:style-name="T21">name(name("mysql_query")[</text:span></text:p>
            <text:p text:style-name="P6"><text:span text:style-name="T21"><text:s text:c="8"/></text:span><text:span text:style-name="T21">@at=|project://rascal-course-pldi-2015/data/systems/WordPress/wordpress-4.2.2/wp-includes/wp-db.php|(44032,11,&lt;1742,0&gt;,&lt;1742,0&gt;)</text:span></text:p>
            <text:p text:style-name="P6"><text:span text:style-name="T21"><text:s text:c="6"/></text:span><text:span text:style-name="T21">]),</text:span></text:p>
            <text:p text:style-name="P6"><text:span text:style-name="T21"><text:s text:c="4"/></text:span><text:span text:style-name="T21">[</text:span></text:p>
            <text:p text:style-name="P6"><text:span text:style-name="T21"><text:s text:c="6"/></text:span><text:span text:style-name="T21">actualParameter(</text:span></text:p>
            <text:p text:style-name="P6"><text:span text:style-name="T21"><text:s text:c="8"/></text:span><text:span text:style-name="T21">var(name(name("query")))[</text:span></text:p>
            <text:p text:style-name="P6"><text:span text:style-name="T21"><text:s text:c="10"/></text:span><text:span text:style-name="T21">@at=|project://rascal-course-pldi-2015/data/systems/WordPress/wordpress-4.2.2/wp-includes/wp-db.php|(44045,6,&lt;1742,0&gt;,&lt;1742,0&gt;)</text:span></text:p>
            <text:p text:style-name="P6"><text:span text:style-name="T21"><text:s text:c="8"/></text:span><text:span text:style-name="T21">],</text:span></text:p>
            <text:p text:style-name="P6"><text:span text:style-name="T21"><text:s text:c="8"/></text:span><text:span text:style-name="T21">false)</text:span></text:p>
            <text:p text:style-name="P6"><text:span text:style-name="T21">...</text:span></text:p>
          </draw:text-box>
        </draw:frame>
        <draw:custom-shape draw:style-name="gr4" draw:text-style-name="P5" draw:layer="layout" svg:width="11.9cm" svg:height="0.803cm" svg:x="15.609cm" svg:y="10.64cm">
          <text:p text:style-name="P4"><text:span text:style-name="T7">Regular expression to filter the results</text:span></text:p>
          <draw:enhanced-geometry svg:viewBox="0 0 21600 21600" draw:glue-points="10800 0 0 10800 10800 21600 21600 10800 ?f40 ?f41" draw:text-areas="0 0 21600 21600" draw:type="rectangular-callout" draw:modifiers="-2265.08696748172 -97952.238805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Just MySQL Library Calls</text:p>
          </draw:text-box>
        </draw:frame>
        <draw:custom-shape draw:style-name="gr22" draw:text-style-name="P3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2.403cm" svg:y="8.93cm">
          <text:p text:style-name="P4"><text:span text:style-name="T7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22">mysql_query( $query, $this-&gt;dbh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23" draw:text-style-name="P3" draw:layer="layout" svg:width="25.724cm" svg:height="13.98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5.442cm" svg:y="3.269cm">
          <text:p text:style-name="P12"><text:span text:style-name="T7">The target of the call</text:span></text:p>
          <draw:enhanced-geometry svg:viewBox="0 0 21600 21600" draw:glue-points="10800 0 0 10800 10800 21600 21600 10800 ?f40 ?f41" draw:text-areas="0 0 21600 21600" draw:type="rectangular-callout" draw:modifiers="7557.54978573229 76594.0298507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7" draw:layer="layout" svg:width="25.251cm" svg:height="12.78cm" svg:x="1.681cm" svg:y="5.364cm">
          <draw:text-box>
            <text:p><text:span text:style-name="T8">rascal&gt;thisCalls = { &lt; c@at, c &gt; | 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c:methodCall(var(name(name("this"))),_,_) := s };</text:span></text:p>
            <text:p text:style-name="P13"><text:span text:style-name="T8"/></text:p>
            <text:p text:style-name="P6"><text:span text:style-name="T21">rel[loc callLoc,Expr callExpr]: {</text:span></text:p>
            <text:p text:style-name="P6"><text:span text:style-name="T21"><text:s text:c="2"/></text:span><text:span text:style-name="T21">&lt;|project://rascal-course-pldi-2015/data/systems/WordPress/wordpress-4.2.2/wp-includes/class-wp-customize-manager.php|(18920,30,&lt;743,0&gt;,&lt;743,0&gt;),methodCall(</text:span></text:p>
            <text:p text:style-name="P6"><text:span text:style-name="T21"><text:s text:c="4"/></text:span><text:span text:style-name="T21">var(name(name("this")))[</text:span></text:p>
            <text:p text:style-name="P6"><text:span text:style-name="T21"><text:s text:c="6"/></text:span><text:span text:style-name="T21">@at=|project://rascal-course-pldi-2015/data/systems/WordPress/wordpress-4.2.2/wp-includes/class-wp-customize-manager.php|(18920,5,&lt;743,0&gt;,&lt;743,0&gt;)</text:span></text:p>
            <text:p text:style-name="P6"><text:span text:style-name="T21"><text:s text:c="4"/></text:span><text:span text:style-name="T21">],</text:span></text:p>
            <text:p text:style-name="P6"><text:span text:style-name="T21"><text:s text:c="4"/></text:span><text:span text:style-name="T21">name(name("stop_previewing_theme")),</text:span></text:p>
            <text:p text:style-name="P6"><text:span text:style-name="T21"><text:s text:c="4"/></text:span><text:span text:style-name="T21">[])[</text:span></text:p>
            <text:p text:style-name="P6"><text:span text:style-name="T21"><text:s text:c="4"/></text:span><text:span text:style-name="T21">@at=|project://rascal-course-pldi-2015/data/systems/WordPress/wordpress-4.2.2/wp-includes/class-wp-customize-manager.php|(18920,30,&lt;743,0&gt;,&lt;743,0&gt;)</text:span></text:p>
            <text:p text:style-name="P6"><text:span text:style-name="T21"><text:s text:c="2"/></text:span><text:span text:style-name="T21">]&gt;,</text:span></text:p>
            <text:p text:style-name="P13"><text:span text:style-name="T21">...</text:span></text:p>
          </draw:text-box>
        </draw:frame>
        <draw:custom-shape draw:style-name="gr4" draw:text-style-name="P5" draw:layer="layout" svg:width="11.9cm" svg:height="0.803cm" svg:x="15.609cm" svg:y="10.64cm">
          <text:p text:style-name="P12"><text:span text:style-name="T7">Note: we don't need the $ before this!</text:span></text:p>
          <draw:enhanced-geometry svg:viewBox="0 0 21600 21600" draw:glue-points="10800 0 0 10800 10800 21600 21600 10800 ?f40 ?f41" draw:text-areas="0 0 21600 21600" draw:type="rectangular-callout" draw:modifiers="8160.12099823544 -95722.38805970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ing All Method Calls on $this</text:p>
          </draw:text-box>
        </draw:frame>
        <draw:custom-shape draw:style-name="gr22" draw:text-style-name="P3" draw:layer="layout" svg:width="25.724cm" svg:height="1.9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9cm" svg:height="0.803cm" svg:x="12.403cm" svg:y="8.93cm">
          <text:p text:style-name="P12"><text:span text:style-name="T7">The call from the prior page</text:span></text:p>
          <draw:enhanced-geometry svg:viewBox="0 0 21600 21600" draw:glue-points="10800 0 0 10800 10800 21600 21600 10800 ?f40 ?f41" draw:text-areas="0 0 21600 21600" draw:type="rectangular-callout" draw:modifiers="-8457.77665742375 -69904.4776119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13"><text:span text:style-name="T22">$this-&gt;stop_previewing_theme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Query Exerci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at if we are just interested in calls to mysql_query?</text:p>
              </text:list-item>
              <text:list-item>
                <text:p>What if we are just interested in calls with no parameters? With two? With only string literals as parameters?</text:p>
              </text:list-item>
              <text:list-item>
                <text:p>What if we are just interested in calls to WordPress functions where the # of actuals differs from the # of formals? (Note, this is harder than the other two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e Advanced Code Quer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l functions in PHP can be used as varargs functions, how can we find those functions that check for additional arguments?</text:p>
              </text:list-item>
              <text:list-item>
                <text:p>How can we find dynamic invocations?</text:p>
              </text:list-item>
              <text:list-item>
                <text:p>Which of these dynamic invocations calls a method versus which calls a function? In which cases is analysis needed to determine 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: vararg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hree functions for working with variable numbers of arguments</text:p>
                <text:list>
                  <text:list-item>
                    <text:p>func_get_args, getting all args back as an array</text:p>
                  </text:list-item>
                  <text:list-item>
                    <text:p>func_num_args, returning the number of arguments</text:p>
                  </text:list-item>
                  <text:list-item>
                    <text:p>func_get_arg, getting back a specific argument</text:p>
                  </text:list-item>
                </text:list>
              </text:list-item>
              <text:list-item>
                <text:p>Strategy: find function declarations, see if these functions are called insi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: dynamic invoca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provides two functions used directly for dynamic invocation (plus various other functions that allow this):</text:p>
                <text:list>
                  <text:list-item>
                    <text:p>call_user_func</text:p>
                  </text:list-item>
                  <text:list-item>
                    <text:p>call_user_func_array</text:p>
                  </text:list-item>
                </text:list>
              </text:list-item>
              <text:list-item>
                <text:p>Strategy: find uses of these functions, then analyze them to see if we can determine the nature of the target (function, regular method, static metho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: callabl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HP uses “callables” to indicate what function should be called</text:p>
                <text:list>
                  <text:list-item>
                    <text:p>just a name for a function</text:p>
                  </text:list-item>
                  <text:list-item>
                    <text:p>an object reference and a method name for a regular method</text:p>
                  </text:list-item>
                  <text:list-item>
                    <text:p>a class name and a method name for a static method</text:p>
                  </text:list-item>
                </text:list>
              </text:list-item>
              <text:list-item>
                <text:p>Strategy: find cases where we see literal uses, can find patterns that cover standard uses, e.g., in foreach loo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ing Control Flow Graphs</text:p>
          </draw:text-box>
        </draw:frame>
        <draw:custom-shape draw:style-name="gr19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ing With Control Flow Graphs</text:p>
          </draw:text-box>
        </draw:frame>
        <draw:custom-shape draw:style-name="gr19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Add sample code her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ludes</text:p>
          </draw:text-box>
        </draw:frame>
        <draw:custom-shape draw:style-name="gr19" draw:text-style-name="P3" draw:layer="layout" svg:width="25.724cm" svg:height="12.441cm" svg:x="1.291cm" svg:y="5.12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5.251cm" svg:height="9.314cm" svg:x="1.681cm" svg:y="5.364cm">
          <draw:text-box>
            <text:p text:style-name="P6"><text:span text:style-name="T8">Show a quick example from ASE pape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ric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 and method counts</text:p>
              </text:list-item>
              <text:list-item>
                <text:p>Cyclomatic complexity</text:p>
              </text:list-item>
              <text:list-item>
                <text:p>Feature occurre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Albany AMT1" svg:font-family="'Albany AMT'" style:font-family-generic="modern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PHP analysis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9DT8H26M4S</meta:editing-duration>
    <meta:editing-cycles>342</meta:editing-cycles>
    <dc:date>2015-06-11T16:57:05.288340000</dc:date>
    <meta:generator>LibreOffice/4.4.3.2$MacOSX_X86_64 LibreOffice_project/88805f81e9fe61362df02b9941de8e38a9b5fd16</meta:generator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